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c50" officeooo:paragraph-rsid="001e0c50"/>
    </style:style>
    <style:style style:name="T1" style:family="text">
      <style:text-properties officeooo:rsid="001e0c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к определить подлинное произведение искусство? Автор текста Е. В. Гришковец размышляет над проблемой критерий оценивания <text:s/>искусства.</text:p>
      <text:p text:style-name="P1"><text:tab/>Автор приводит два примера, которые дополняют друг друга. По этим аргументам мы можем понять, что он думает по этому поводу.</text:p>
      <text:p text:style-name="P1"><text:tab/><text:span text:style-name="T1">Искусство непостижимо, как непостижим смысл жизни. Именно поэтому нет никаких критериев и признаков того, что одно произведение искусством является, а другое нет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20:44:56.022000000</meta:creation-date>
    <dc:date>2024-02-23T21:16:25.995000000</dc:date>
    <meta:editing-duration>PT7H6M6S</meta:editing-duration>
    <meta:editing-cycles>6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3" meta:word-count="58" meta:character-count="422" meta:non-whitespace-character-count="364"/>
  </office:meta>
</office:document-meta>
</file>